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svg:stroke-color="#c0c0c0" draw:marker-start-width="0.229cm" draw:marker-end="Arrow" draw:marker-end-width="0.12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11cm"/>
    </style:style>
    <style:style style:name="gr3" style:family="graphic" style:parent-style-name="standard">
      <style:graphic-properties draw:stroke="none" draw:fill="solid" draw:fill-color="#004586" draw:textarea-horizontal-align="justify" draw:textarea-vertical-align="middle" draw:auto-grow-height="false" fo:padding-left="0.279cm"/>
    </style:style>
    <style:style style:name="gr4" style:family="graphic" style:parent-style-name="objectwithoutfill">
      <style:graphic-properties draw:stroke="dash" draw:stroke-dash="Ultrafine_20_Dashed" svg:stroke-width="0.025cm" svg:stroke-color="#000000" draw:marker-start="Arrow" draw:marker-end="" draw:marker-end-width="0cm" draw:fill="none" draw:fill-color="#c0c0c0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solid" draw:fill-color="#ff420e" draw:textarea-horizontal-align="justify" draw:textarea-vertical-align="middle" draw:auto-grow-height="false" fo:padding-left="0.279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3.127cm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eX Gyre Termes'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TeX Gyre Termes'" fo:font-size="12pt" style:font-size-asian="12pt" style:font-size-complex="12pt"/>
    </style:style>
    <style:style style:name="P6" style:family="paragraph">
      <style:text-properties fo:font-family="'TeX Gyre Termes'" fo:font-size="12pt" style:font-size-asian="12pt" style:font-size-complex="12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family="'TeX Gyre Termes'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636cm" svg:y1="0.928cm" svg:x2="14.605cm" svg:y2="0.928cm">
            <text:p/>
          </draw:line>
          <draw:line draw:style-name="gr1" draw:text-style-name="P1" draw:layer="layout" svg:x1="0.636cm" svg:y1="1.587cm" svg:x2="14.605cm" svg:y2="1.587cm">
            <text:p/>
          </draw:line>
          <draw:line draw:style-name="gr1" draw:text-style-name="P1" draw:layer="layout" svg:x1="0.636cm" svg:y1="2.222cm" svg:x2="14.605cm" svg:y2="2.222cm">
            <text:p/>
          </draw:line>
          <draw:line draw:style-name="gr1" draw:text-style-name="P1" draw:layer="layout" svg:x1="0.636cm" svg:y1="2.881cm" svg:x2="14.605cm" svg:y2="2.881cm">
            <text:p/>
          </draw:line>
          <draw:line draw:style-name="gr1" draw:text-style-name="P1" draw:layer="layout" svg:x1="0.636cm" svg:y1="3.492cm" svg:x2="14.605cm" svg:y2="3.492cm">
            <text:p/>
          </draw:line>
          <draw:line draw:style-name="gr1" draw:text-style-name="P1" draw:layer="layout" svg:x1="0.636cm" svg:y1="4.151cm" svg:x2="14.605cm" svg:y2="4.151cm">
            <text:p/>
          </draw:line>
          <draw:line draw:style-name="gr1" draw:text-style-name="P1" draw:layer="layout" svg:x1="0.636cm" svg:y1="4.786cm" svg:x2="14.605cm" svg:y2="4.786cm">
            <text:p/>
          </draw:line>
          <draw:line draw:style-name="gr1" draw:text-style-name="P1" draw:layer="layout" svg:x1="0.636cm" svg:y1="5.445cm" svg:x2="14.605cm" svg:y2="5.445cm">
            <text:p/>
          </draw:line>
          <draw:line draw:style-name="gr1" draw:text-style-name="P1" draw:layer="layout" svg:x1="0.636cm" svg:y1="6.032cm" svg:x2="14.605cm" svg:y2="6.032cm">
            <text:p/>
          </draw:line>
          <draw:line draw:style-name="gr1" draw:text-style-name="P1" draw:layer="layout" svg:x1="0.636cm" svg:y1="6.667cm" svg:x2="14.605cm" svg:y2="6.667cm">
            <text:p/>
          </draw:line>
          <draw:frame draw:style-name="gr2" draw:text-style-name="P2" draw:layer="layout" svg:width="3.411cm" svg:height="0.819cm" svg:x="11.193cm" svg:y="0.217cm">
            <draw:text-box>
              <text:p><text:span text:style-name="T1">Electric Field</text:span></text:p>
            </draw:text-box>
          </draw:frame>
        </draw:g>
        <draw:custom-shape draw:style-name="gr3" draw:text-style-name="P1" xml:id="id2" draw:id="id2" draw:layer="layout" svg:width="0.635cm" svg:height="0.635cm" svg:x="11.194cm" svg:y="3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635cm" svg:height="0.635cm" svg:x="8.019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635cm" svg:height="0.635cm" svg:x="8.019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635cm" svg:height="0.635cm" svg:x="4.844cm" svg:y="4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3" draw:id="id13" draw:layer="layout" svg:width="0.635cm" svg:height="0.635cm" svg:x="1.669cm" svg:y="2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635cm" svg:height="0.635cm" svg:x="1.669cm" svg:y="3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635cm" svg:height="0.635cm" svg:x="4.844cm" svg:y="2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635cm" svg:height="0.635cm" svg:x="1.669cm" svg:y="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635cm" svg:height="0.635cm" svg:x="4.844cm" svg:y="6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0.635cm" svg:height="0.635cm" svg:x="1.669cm" svg:y="6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635cm" svg:height="0.635cm" svg:x="1.669cm" svg:y="1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635cm" svg:height="0.635cm" svg:x="1.669cm" svg:y="3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0.635cm" svg:height="0.635cm" svg:x="1.669cm" svg:y="4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635cm" svg:height="0.635cm" svg:x="1.669cm" svg:y="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635cm" svg:height="0.635cm" svg:x="4.844cm" svg:y="0.6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654cm" svg:y1="5.714cm" svg:x2="11.194cm" svg:y2="3.809cm" draw:start-shape="id1" draw:start-glue-point="10" draw:end-shape="id2" draw:end-glue-point="6" svg:d="m8654 5714c1905 0 635-1905 2540-1905" svg:viewBox="0 0 2541 1906">
          <text:p/>
        </draw:connector>
        <draw:connector draw:style-name="gr4" draw:text-style-name="P3" draw:layer="layout" draw:type="curve" svg:x1="8.654cm" svg:y1="1.904cm" svg:x2="11.194cm" svg:y2="3.809cm" draw:start-shape="id3" draw:start-glue-point="10" draw:end-shape="id2" draw:end-glue-point="6" svg:d="m8654 1904c1905 0 635 1905 2540 1905" svg:viewBox="0 0 2541 1906">
          <text:p/>
        </draw:connector>
        <draw:connector draw:style-name="gr4" draw:text-style-name="P3" draw:layer="layout" draw:type="curve" svg:x1="5.479cm" svg:y1="0.952cm" svg:x2="8.019cm" svg:y2="1.904cm" draw:start-shape="id4" draw:start-glue-point="10" draw:end-shape="id3" draw:end-glue-point="6" svg:d="m5479 952c1905 0 635 952 2540 952" svg:viewBox="0 0 2541 953">
          <text:p/>
        </draw:connector>
        <draw:connector draw:style-name="gr4" draw:text-style-name="P3" draw:layer="layout" draw:type="curve" svg:x1="5.479cm" svg:y1="2.857cm" svg:x2="8.019cm" svg:y2="1.904cm" draw:start-shape="id5" draw:start-glue-point="10" draw:end-shape="id3" draw:end-glue-point="6" svg:d="m5479 2857c1905 0 635-953 2540-953" svg:viewBox="0 0 2541 954">
          <text:p/>
        </draw:connector>
        <draw:connector draw:style-name="gr4" draw:text-style-name="P3" draw:layer="layout" draw:type="curve" svg:x1="5.479cm" svg:y1="4.762cm" svg:x2="8.019cm" svg:y2="5.714cm" draw:start-shape="id6" draw:start-glue-point="10" draw:end-shape="id1" draw:end-glue-point="6" svg:d="m5479 4762c1905 0 635 952 2540 952" svg:viewBox="0 0 2541 953">
          <text:p/>
        </draw:connector>
        <draw:connector draw:style-name="gr4" draw:text-style-name="P3" draw:layer="layout" draw:type="curve" svg:x1="5.479cm" svg:y1="6.667cm" svg:x2="8.019cm" svg:y2="5.714cm" draw:start-shape="id7" draw:start-glue-point="10" draw:end-shape="id1" draw:end-glue-point="6" svg:d="m5479 6667c1905 0 635-953 2540-953" svg:viewBox="0 0 2541 954">
          <text:p/>
        </draw:connector>
        <draw:connector draw:style-name="gr4" draw:text-style-name="P3" draw:layer="layout" draw:type="curve" svg:x1="2.304cm" svg:y1="6.19cm" svg:x2="4.844cm" svg:y2="6.667cm" draw:start-shape="id8" draw:start-glue-point="10" draw:end-shape="id7" draw:end-glue-point="6" svg:d="m2304 6190c1905 0 635 477 2540 477" svg:viewBox="0 0 2541 478">
          <text:p/>
        </draw:connector>
        <draw:connector draw:style-name="gr4" draw:text-style-name="P3" draw:layer="layout" draw:type="curve" svg:x1="2.304cm" svg:y1="7.143cm" svg:x2="4.844cm" svg:y2="6.667cm" draw:start-shape="id9" draw:start-glue-point="10" draw:end-shape="id7" draw:end-glue-point="6" svg:d="m2304 7143c1905 0 635-476 2540-476" svg:viewBox="0 0 2541 477">
          <text:p/>
        </draw:connector>
        <draw:connector draw:style-name="gr4" draw:text-style-name="P3" draw:layer="layout" draw:type="curve" svg:x1="2.304cm" svg:y1="5.238cm" svg:x2="4.844cm" svg:y2="4.762cm" draw:start-shape="id10" draw:start-glue-point="10" draw:end-shape="id6" draw:end-glue-point="6" svg:d="m2304 5238c1905 0 635-476 2540-476" svg:viewBox="0 0 2541 477">
          <text:p/>
        </draw:connector>
        <draw:connector draw:style-name="gr4" draw:text-style-name="P3" draw:layer="layout" draw:type="curve" svg:x1="2.304cm" svg:y1="4.285cm" svg:x2="4.844cm" svg:y2="4.762cm" draw:start-shape="id11" draw:start-glue-point="10" draw:end-shape="id6" draw:end-glue-point="6" svg:d="m2304 4285c1905 0 635 477 2540 477" svg:viewBox="0 0 2541 478">
          <text:p/>
        </draw:connector>
        <draw:connector draw:style-name="gr4" draw:text-style-name="P3" draw:layer="layout" draw:type="curve" svg:x1="2.304cm" svg:y1="3.333cm" svg:x2="4.844cm" svg:y2="2.857cm" draw:start-shape="id12" draw:start-glue-point="10" draw:end-shape="id5" draw:end-glue-point="6" svg:d="m2304 3333c1905 0 635-476 2540-476" svg:viewBox="0 0 2541 477">
          <text:p/>
        </draw:connector>
        <draw:connector draw:style-name="gr4" draw:text-style-name="P3" draw:layer="layout" draw:type="curve" svg:x1="2.304cm" svg:y1="2.38cm" svg:x2="4.844cm" svg:y2="2.857cm" draw:start-shape="id13" draw:start-glue-point="10" draw:end-shape="id5" draw:end-glue-point="6" svg:d="m2304 2380c1905 0 635 477 2540 477" svg:viewBox="0 0 2541 478">
          <text:p/>
        </draw:connector>
        <draw:connector draw:style-name="gr4" draw:text-style-name="P3" draw:layer="layout" draw:type="curve" svg:x1="2.304cm" svg:y1="1.428cm" svg:x2="4.844cm" svg:y2="0.952cm" draw:start-shape="id14" draw:start-glue-point="10" draw:end-shape="id4" draw:end-glue-point="6" svg:d="m2304 1428c1905 0 635-476 2540-476" svg:viewBox="0 0 2541 477">
          <text:p/>
        </draw:connector>
        <draw:connector draw:style-name="gr4" draw:text-style-name="P3" draw:layer="layout" draw:type="curve" svg:x1="2.304cm" svg:y1="0.475cm" svg:x2="4.844cm" svg:y2="0.952cm" draw:start-shape="id15" draw:start-glue-point="10" draw:end-shape="id4" draw:end-glue-point="6" svg:d="m2304 475c1905 0 635 477 2540 477" svg:viewBox="0 0 2541 478">
          <text:p/>
        </draw:connector>
        <draw:connector draw:style-name="gr4" draw:text-style-name="P3" draw:layer="layout" draw:type="curve" svg:x1="11.829cm" svg:y1="3.809cm" svg:x2="13.258cm" svg:y2="3.809cm" draw:start-shape="id2" draw:start-glue-point="10" draw:end-shape="id16" draw:end-glue-point="6" svg:d="m11829 3809h1429" svg:viewBox="0 0 1430 1">
          <text:p/>
        </draw:connector>
        <draw:custom-shape draw:style-name="gr5" draw:text-style-name="P1" draw:layer="layout" svg:width="0.317cm" svg:height="0.317cm" svg:x="3.416cm" svg:y="2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6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6cm" svg:y="6.7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5cm" svg:y="6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6cm" svg:y="1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5cm" svg:y="0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6cm" svg:y="4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3.415cm" svg:y="4.3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6" draw:id="id16" draw:layer="layout" svg:width="0.317cm" svg:height="0.317cm" svg:x="13.258cm" svg:y="3.6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9.765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9.765cm" svg:y="2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6.75cm" svg:y="2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6.749cm" svg:y="1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6.75cm" svg:y="5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17cm" svg:height="0.317cm" svg:x="6.749cm" svg:y="5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5" draw:layer="layout" svg:width="2.048cm" svg:height="0.843cm" svg:x="9.005cm" svg:y="7.856cm">
            <draw:text-box>
              <text:p text:style-name="P4"><text:span text:style-name="T2">Electron</text:span></text:p>
            </draw:text-box>
          </draw:frame>
          <draw:custom-shape draw:style-name="gr5" draw:text-style-name="P1" draw:layer="layout" svg:width="0.317cm" svg:height="0.317cm" svg:x="8.73cm" svg:y="8.1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" draw:text-style-name="P6" draw:layer="layout" svg:width="3.216cm" svg:height="0.843cm" svg:x="4.72cm" svg:y="7.815cm">
            <draw:text-box>
              <text:p><text:span text:style-name="T2">Neutral particle</text:span></text:p>
            </draw:text-box>
          </draw:frame>
          <draw:custom-shape draw:style-name="gr3" draw:text-style-name="P1" draw:layer="layout" svg:width="0.635cm" svg:height="0.635cm" svg:x="4.184cm" svg:y="7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19T09:14:25</dc:date>
    <meta:editing-duration>PT1H18M30S</meta:editing-duration>
    <meta:editing-cycles>8</meta:editing-cycles>
    <meta:generator>LibreOffice/4.0.2.2$Linux_x86 LibreOffice_project/400m0$Build-2</meta:generator>
    <meta:document-statistic meta:object-count="63"/>
  </office:meta>
</office:document-meta>
</file>